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2" svg:font-family="Symbol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table:align="left" style:writing-mode="lr-tb"/>
    </style:style>
    <style:style style:name="Таблица1.A" style:family="table-column">
      <style:table-column-properties style:column-width="7.502cm" style:rel-column-width="4348*"/>
    </style:style>
    <style:style style:name="Таблица1.B" style:family="table-column">
      <style:table-column-properties style:column-width="4.501cm" style:rel-column-width="2609*"/>
    </style:style>
    <style:style style:name="Таблица1.C" style:family="table-column">
      <style:table-column-properties style:column-width="4.997cm" style:rel-column-width="2897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7.013cm" fo:margin-left="0cm" table:align="left" style:writing-mode="lr-tb"/>
    </style:style>
    <style:style style:name="Таблица2.A" style:family="table-column">
      <style:table-column-properties style:column-width="2.196cm"/>
    </style:style>
    <style:style style:name="Таблица2.B" style:family="table-column">
      <style:table-column-properties style:column-width="5.398cm"/>
    </style:style>
    <style:style style:name="Таблица2.C" style:family="table-column">
      <style:table-column-properties style:column-width="5.9cm"/>
    </style:style>
    <style:style style:name="Таблица2.D" style:family="table-column">
      <style:table-column-properties style:column-width="3.519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2" style:family="table-row">
      <style:table-row-properties style:min-row-height="1.408cm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3" style:family="table-row">
      <style:table-row-properties style:min-row-height="1.402cm"/>
    </style:style>
    <style:style style:name="Таблица4" style:family="table">
      <style:table-properties style:width="17.013cm" fo:margin-left="0cm" table:align="left" style:writing-mode="lr-tb"/>
    </style:style>
    <style:style style:name="Таблица4.A" style:family="table-column">
      <style:table-column-properties style:column-width="2.196cm"/>
    </style:style>
    <style:style style:name="Таблица4.B" style:family="table-column">
      <style:table-column-properties style:column-width="5.398cm"/>
    </style:style>
    <style:style style:name="Таблица4.C" style:family="table-column">
      <style:table-column-properties style:column-width="5.9cm"/>
    </style:style>
    <style:style style:name="Таблица4.D" style:family="table-column">
      <style:table-column-properties style:column-width="3.519cm"/>
    </style:style>
    <style:style style:name="Таблица4.A1" style:family="table-cell">
      <style:table-cell-properties fo:padding="0.097cm" fo:border-left="1pt groove #000000" fo:border-right="none" fo:border-top="1pt groove #000000" fo:border-bottom="1pt groove #000000"/>
    </style:style>
    <style:style style:name="Таблица4.D1" style:family="table-cell">
      <style:table-cell-properties fo:padding="0.097cm" fo:border="1pt groove #000000"/>
    </style:style>
    <style:style style:name="Таблица4.A2" style:family="table-cell">
      <style:table-cell-properties fo:padding="0.097cm" fo:border-left="1pt groove #000000" fo:border-right="none" fo:border-top="none" fo:border-bottom="1pt groove #000000"/>
    </style:style>
    <style:style style:name="Таблица4.D2" style:family="table-cell">
      <style:table-cell-properties fo:padding="0.097cm" fo:border-left="1pt groove #000000" fo:border-right="1pt groove #000000" fo:border-top="none" fo:border-bottom="1pt groove #000000"/>
    </style:style>
    <style:style style:name="Таблица5" style:family="table">
      <style:table-properties style:width="17.013cm" fo:margin-left="0cm" table:align="left" style:writing-mode="lr-tb"/>
    </style:style>
    <style:style style:name="Таблица5.A" style:family="table-column">
      <style:table-column-properties style:column-width="2.196cm"/>
    </style:style>
    <style:style style:name="Таблица5.B" style:family="table-column">
      <style:table-column-properties style:column-width="5.398cm"/>
    </style:style>
    <style:style style:name="Таблица5.C" style:family="table-column">
      <style:table-column-properties style:column-width="5.9cm"/>
    </style:style>
    <style:style style:name="Таблица5.D" style:family="table-column">
      <style:table-column-properties style:column-width="3.519cm"/>
    </style:style>
    <style:style style:name="Таблица5.A1" style:family="table-cell">
      <style:table-cell-properties fo:padding="0.097cm" fo:border-left="1pt groove #000000" fo:border-right="none" fo:border-top="1pt groove #000000" fo:border-bottom="1pt groove #000000"/>
    </style:style>
    <style:style style:name="Таблица5.D1" style:family="table-cell">
      <style:table-cell-properties fo:padding="0.097cm" fo:border="1pt groove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use-window-font-color="true" fo:font-size="14pt" officeooo:rsid="001186d7" officeooo:paragraph-rsid="001186d7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style:use-window-font-color="true" fo:font-size="14pt" style:font-size-asian="14pt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14pt" style:font-size-asian="14pt" style:font-size-complex="14pt"/>
    </style:style>
    <style:style style:name="P12" style:family="paragraph" style:parent-style-name="Standard">
      <style:text-properties style:use-window-font-color="true" style:font-name="Times New Roman" fo:font-size="14pt" fo:language="ru" fo:country="RU" officeooo:rsid="001db62c" officeooo:paragraph-rsid="00211b5b" style:font-size-asian="14pt" style:language-asian="ru" style:country-asian="RU" style:font-size-complex="14pt"/>
    </style:style>
    <style:style style:name="P13" style:family="paragraph" style:parent-style-name="Standard">
      <style:text-properties officeooo:paragraph-rsid="00211b5b"/>
    </style:style>
    <style:style style:name="P14" style:family="paragraph" style:parent-style-name="Standard">
      <style:text-properties officeooo:paragraph-rsid="0024cf75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paragraph-rsid="00193965" style:font-size-asian="14pt" style:font-weight-asian="bold" style:font-size-complex="14pt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01a1c55" officeooo:paragraph-rsid="001a1c55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1a1c55" officeooo:paragraph-rsid="001a1c55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color="#000000" fo:font-size="14pt" fo:font-weight="bold" officeooo:paragraph-rsid="001a1c55" style:font-size-asian="14pt" style:font-weight-asian="bold" style:font-size-complex="14pt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fo:font-size="14pt" fo:font-weight="bold" officeooo:rsid="001327c8" officeooo:paragraph-rsid="001327c8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use-window-font-color="true" fo:font-size="14pt" fo:font-weight="bold" officeooo:rsid="001327c8" officeooo:paragraph-rsid="001327c8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fo:font-size="14pt" fo:font-weight="bold" officeooo:rsid="00140b55" officeooo:paragraph-rsid="00140b55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use-window-font-color="true" style:font-name="Courier New1" fo:font-size="10pt" officeooo:rsid="001327c8" officeooo:paragraph-rsid="001327c8" style:font-size-asian="10pt" style:font-size-complex="10pt"/>
    </style:style>
    <style:style style:name="P2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use-window-font-color="true" style:font-name="Courier New1" fo:font-size="10pt" officeooo:rsid="00140b55" officeooo:paragraph-rsid="00140b55" style:font-size-asian="10pt" style:font-size-complex="10pt"/>
    </style:style>
    <style:style style:name="P26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use-window-font-color="true" style:font-name="Courier New1" fo:font-size="10pt" officeooo:rsid="00287e67" officeooo:paragraph-rsid="00287e67" style:font-size-asian="10pt" style:font-size-complex="10pt"/>
    </style:style>
    <style:style style:name="P27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use-window-font-color="true" style:font-name="Times New Roman" fo:font-size="14pt" fo:language="ru" fo:country="RU" officeooo:rsid="001db62c" officeooo:paragraph-rsid="00211b5b" style:font-size-asian="14pt" style:language-asian="ru" style:country-asian="RU" style:font-size-complex="14pt"/>
    </style:style>
    <style:style style:name="P28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use-window-font-color="true" style:font-name="Times New Roman" fo:font-size="14pt" fo:language="ru" fo:country="RU" officeooo:rsid="00211b5b" officeooo:paragraph-rsid="0024cf75" style:font-size-asian="14pt" style:language-asian="ru" style:country-asian="RU" style:font-size-complex="14pt"/>
    </style:style>
    <style:style style:name="P29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use-window-font-color="true" style:font-name="Times New Roman" fo:font-size="14pt" fo:language="ru" fo:country="RU" officeooo:rsid="00225171" officeooo:paragraph-rsid="00225171" style:font-size-asian="14pt" style:language-asian="ru" style:country-asian="RU" style:font-size-complex="14pt"/>
    </style:style>
    <style:style style:name="P30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use-window-font-color="true" style:font-name="Times New Roman" fo:font-size="14pt" fo:language="ru" fo:country="RU" officeooo:rsid="00225171" officeooo:paragraph-rsid="0024cf75" style:font-size-asian="14pt" style:language-asian="ru" style:country-asian="RU" style:font-size-complex="14pt"/>
    </style:style>
    <style:style style:name="P31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use-window-font-color="true" style:font-name="Times New Roman" fo:font-size="14pt" fo:language="ru" fo:country="RU" officeooo:rsid="001da2f2" officeooo:paragraph-rsid="0024cf75" style:font-size-asian="14pt" style:language-asian="ru" style:country-asian="RU" style:font-size-complex="14pt"/>
    </style:style>
    <style:style style:name="P32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use-window-font-color="true" style:font-name="Times New Roman" fo:font-size="14pt" fo:language="ru" fo:country="RU" officeooo:rsid="00240577" officeooo:paragraph-rsid="00240577" style:font-size-asian="14pt" style:language-asian="ru" style:country-asian="RU" style:font-size-complex="14pt"/>
    </style:style>
    <style:style style:name="P33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use-window-font-color="true" style:font-name="Times New Roman" fo:font-size="14pt" fo:language="ru" fo:country="RU" officeooo:rsid="001a34e3" officeooo:paragraph-rsid="00240577" style:font-size-asian="14pt" style:language-asian="ru" style:country-asian="RU" style:font-size-complex="14pt"/>
    </style:style>
    <style:style style:name="P34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use-window-font-color="true" style:font-name="Times New Roman" fo:font-size="14pt" fo:language="ru" fo:country="RU" officeooo:rsid="0024cf75" officeooo:paragraph-rsid="0024cf75" style:font-size-asian="14pt" style:language-asian="ru" style:country-asian="RU" style:font-size-complex="14pt"/>
    </style:style>
    <style:style style:name="P35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use-window-font-color="true" style:font-name="Times New Roman" fo:font-size="14pt" fo:language="ru" fo:country="RU" officeooo:rsid="0026ac14" officeooo:paragraph-rsid="0026ac14" style:font-size-asian="14pt" style:language-asian="ru" style:country-asian="RU" style:font-size-complex="14pt"/>
    </style:style>
    <style:style style:name="P36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use-window-font-color="true" style:font-name="Times New Roman" fo:font-size="14pt" fo:language="ru" fo:country="RU" officeooo:rsid="0028c69a" officeooo:paragraph-rsid="0028c69a" style:font-size-asian="14pt" style:language-asian="ru" style:country-asian="RU" style:font-size-complex="14pt"/>
    </style:style>
    <style:style style:name="P37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use-window-font-color="true" style:font-name="Times New Roman" fo:font-size="14pt" fo:language="ru" fo:country="RU" officeooo:rsid="0028cad6" officeooo:paragraph-rsid="0028cad6" style:font-size-asian="14pt" style:language-asian="ru" style:country-asian="RU" style:font-size-complex="14pt"/>
    </style:style>
    <style:style style:name="P38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use-window-font-color="true" style:font-name="Times New Roman" fo:font-size="14pt" fo:language="ru" fo:country="RU" officeooo:rsid="002b0988" officeooo:paragraph-rsid="002b0988" style:font-size-asian="14pt" style:language-asian="ru" style:country-asian="RU" style:font-size-complex="14pt"/>
    </style:style>
    <style:style style:name="P39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use-window-font-color="true" style:font-name="Times New Roman" fo:font-size="14pt" fo:language="ru" fo:country="RU" officeooo:rsid="002cf654" officeooo:paragraph-rsid="002cf654" style:font-size-asian="14pt" style:language-asian="ru" style:country-asian="RU" style:font-size-complex="14pt"/>
    </style:style>
    <style:style style:name="P40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use-window-font-color="true" style:font-name="Times New Roman" fo:font-size="14pt" fo:language="ru" fo:country="RU" officeooo:rsid="0034ea4f" officeooo:paragraph-rsid="0034ea4f" style:font-size-asian="14pt" style:language-asian="ru" style:country-asian="RU" style:font-size-complex="14pt"/>
    </style:style>
    <style:style style:name="P41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use-window-font-color="true" style:font-name="Times New Roman" fo:font-size="14pt" fo:language="ru" fo:country="RU" officeooo:rsid="0034ea4f" officeooo:paragraph-rsid="003606b0" style:font-size-asian="14pt" style:language-asian="ru" style:country-asian="RU" style:font-size-complex="14pt"/>
    </style:style>
    <style:style style:name="P42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use-window-font-color="true" style:font-name="Times New Roman" fo:font-size="14pt" fo:language="ru" fo:country="RU" fo:font-weight="bold" officeooo:rsid="002b0988" officeooo:paragraph-rsid="002b0988" style:font-size-asian="14pt" style:language-asian="ru" style:country-asian="RU" style:font-weight-asian="bold" style:font-size-complex="14pt" style:font-weight-complex="bold"/>
    </style:style>
    <style:style style:name="P43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font-name="Courier New1" fo:font-size="10pt" officeooo:rsid="001327c8" officeooo:paragraph-rsid="001327c8" style:font-size-asian="10pt" style:font-size-complex="10pt"/>
    </style:style>
    <style:style style:name="P44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officeooo:rsid="001ed95c" officeooo:paragraph-rsid="00211b5b"/>
    </style:style>
    <style:style style:name="P45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officeooo:rsid="001ed95c" officeooo:paragraph-rsid="00225171"/>
    </style:style>
    <style:style style:name="P46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officeooo:rsid="001ed95c" officeooo:paragraph-rsid="0024cf75"/>
    </style:style>
    <style:style style:name="P47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officeooo:rsid="00225171" officeooo:paragraph-rsid="00225171"/>
    </style:style>
    <style:style style:name="P48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officeooo:rsid="00225171" officeooo:paragraph-rsid="00240577"/>
    </style:style>
    <style:style style:name="P49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officeooo:rsid="00225171" officeooo:paragraph-rsid="0024cf75"/>
    </style:style>
    <style:style style:name="P50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officeooo:rsid="00240577" officeooo:paragraph-rsid="00240577"/>
    </style:style>
    <style:style style:name="P51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officeooo:rsid="0024cf75" officeooo:paragraph-rsid="0024cf75"/>
    </style:style>
    <style:style style:name="P52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officeooo:rsid="001a34e3" officeooo:paragraph-rsid="0028c69a"/>
    </style:style>
    <style:style style:name="P53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5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 fo:break-before="page"/>
      <style:text-properties officeooo:paragraph-rsid="0026ac14"/>
    </style:style>
    <style:style style:name="P55" style:family="paragraph" style:parent-style-name="Standard">
      <style:paragraph-properties fo:margin-left="0cm" fo:margin-right="0cm" fo:line-height="120%" fo:text-align="justify" style:justify-single-word="false" fo:text-indent="1cm" style:auto-text-indent="false"/>
      <style:text-properties officeooo:paragraph-rsid="0018cf20"/>
    </style:style>
    <style:style style:name="P56" style:family="paragraph" style:parent-style-name="Standard">
      <style:paragraph-properties fo:margin-left="0cm" fo:margin-right="0cm" fo:line-height="120%" fo:text-align="justify" style:justify-single-word="false" fo:text-indent="1cm" style:auto-text-indent="false"/>
      <style:text-properties officeooo:paragraph-rsid="00193965"/>
    </style:style>
    <style:style style:name="P57" style:family="paragraph" style:parent-style-name="Standard">
      <style:paragraph-properties fo:margin-left="0cm" fo:margin-right="0cm" fo:line-height="120%" fo:text-align="justify" style:justify-single-word="false" fo:text-indent="1cm" style:auto-text-indent="false"/>
      <style:text-properties officeooo:paragraph-rsid="001327c8"/>
    </style:style>
    <style:style style:name="P58" style:family="paragraph" style:parent-style-name="Standard">
      <style:paragraph-properties fo:margin-left="0cm" fo:margin-right="0cm" fo:line-height="120%" fo:text-align="justify" style:justify-single-word="false" fo:text-indent="1cm" style:auto-text-indent="false"/>
      <style:text-properties officeooo:rsid="001a1c55" officeooo:paragraph-rsid="001a1c55"/>
    </style:style>
    <style:style style:name="P59" style:family="paragraph" style:parent-style-name="Standard">
      <style:paragraph-properties fo:margin-left="0cm" fo:margin-right="0cm" fo:line-height="120%" fo:text-align="justify" style:justify-single-word="false" fo:text-indent="1cm" style:auto-text-indent="false"/>
      <style:text-properties style:use-window-font-color="true" style:font-name="Times New Roman" fo:font-size="14pt" fo:language="ru" fo:country="RU" officeooo:paragraph-rsid="001327c8" style:font-size-asian="14pt" style:language-asian="ru" style:country-asian="RU" style:font-size-complex="14pt"/>
    </style:style>
    <style:style style:name="P60" style:family="paragraph" style:parent-style-name="Standard">
      <style:paragraph-properties fo:margin-left="0cm" fo:margin-right="0cm" fo:line-height="120%" fo:text-align="justify" style:justify-single-word="false" fo:text-indent="1cm" style:auto-text-indent="false"/>
      <style:text-properties style:use-window-font-color="true" style:font-name="Times New Roman" fo:font-size="14pt" fo:language="ru" fo:country="RU" officeooo:rsid="001a1c55" officeooo:paragraph-rsid="001a1c55" style:font-size-asian="14pt" style:language-asian="ru" style:country-asian="RU" style:font-size-complex="14pt"/>
    </style:style>
    <style:style style:name="P61" style:family="paragraph" style:parent-style-name="Standard">
      <style:paragraph-properties fo:margin-left="0cm" fo:margin-right="0cm" fo:line-height="120%" fo:text-align="justify" style:justify-single-word="false" fo:text-indent="1cm" style:auto-text-indent="false"/>
      <style:text-properties style:use-window-font-color="true" style:font-name="Times New Roman" fo:font-size="14pt" fo:language="ru" fo:country="RU" officeooo:rsid="001a34e3" officeooo:paragraph-rsid="0028c69a" style:font-size-asian="14pt" style:language-asian="ru" style:country-asian="RU" style:font-size-complex="14pt"/>
    </style:style>
    <style:style style:name="P62" style:family="paragraph" style:parent-style-name="Standard">
      <style:paragraph-properties fo:margin-left="0cm" fo:margin-right="0cm" fo:line-height="120%" fo:text-align="justify" style:justify-single-word="false" fo:text-indent="1cm" style:auto-text-indent="false"/>
      <style:text-properties style:use-window-font-color="true" style:font-name="Times New Roman" fo:font-size="14pt" fo:language="ru" fo:country="RU" officeooo:rsid="001ad449" officeooo:paragraph-rsid="001a34e3" style:font-size-asian="14pt" style:language-asian="ru" style:country-asian="RU" style:font-size-complex="14pt"/>
    </style:style>
    <style:style style:name="P63" style:family="paragraph" style:parent-style-name="Standard">
      <style:paragraph-properties fo:margin-left="0cm" fo:margin-right="0cm" fo:line-height="120%" fo:text-align="justify" style:justify-single-word="false" fo:text-indent="1cm" style:auto-text-indent="false"/>
      <style:text-properties style:use-window-font-color="true" style:font-name="Times New Roman" fo:font-size="14pt" fo:language="ru" fo:country="RU" fo:font-weight="bold" officeooo:rsid="001a1c55" officeooo:paragraph-rsid="001a1c55" style:font-size-asian="14pt" style:language-asian="ru" style:country-asian="RU" style:font-weight-asian="bold" style:font-size-complex="14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officeooo:rsid="002b0988" officeooo:paragraph-rsid="002b0988"/>
    </style:style>
    <style:style style:name="P65" style:family="paragraph" style:parent-style-name="Table_20_Contents">
      <style:paragraph-properties fo:text-align="center" style:justify-single-word="false"/>
    </style:style>
    <style:style style:name="P66" style:family="paragraph" style:parent-style-name="Table_20_Contents">
      <style:paragraph-properties fo:text-align="center" style:justify-single-word="false"/>
      <style:text-properties officeooo:paragraph-rsid="002cf654"/>
    </style:style>
    <style:style style:name="P67" style:family="paragraph" style:parent-style-name="Table_20_Contents">
      <style:paragraph-properties fo:text-align="center" style:justify-single-word="false"/>
      <style:text-properties officeooo:paragraph-rsid="00328f92"/>
    </style:style>
    <style:style style:name="P68" style:family="paragraph" style:parent-style-name="Table_20_Contents">
      <style:paragraph-properties fo:text-align="start" style:justify-single-word="false"/>
    </style:style>
    <style:style style:name="P69" style:family="paragraph" style:parent-style-name="Table_20_Contents">
      <style:paragraph-properties fo:text-align="center" style:justify-single-word="false"/>
      <style:text-properties officeooo:rsid="002cf654" officeooo:paragraph-rsid="002cf654"/>
    </style:style>
    <style:style style:name="P70" style:family="paragraph" style:parent-style-name="Table_20_Contents">
      <style:paragraph-properties fo:text-align="center" style:justify-single-word="false"/>
      <style:text-properties officeooo:rsid="00328f92" officeooo:paragraph-rsid="00328f92"/>
    </style:style>
    <style:style style:name="P71" style:family="paragraph" style:parent-style-name="Table_20_Contents">
      <style:paragraph-properties fo:text-align="center" style:justify-single-word="false"/>
      <style:text-properties officeooo:rsid="0033cf51" officeooo:paragraph-rsid="0033cf51"/>
    </style:style>
    <style:style style:name="P72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73" style:family="paragraph" style:parent-style-name="Standard">
      <style:paragraph-properties fo:margin-left="0cm" fo:margin-right="0cm" fo:line-height="120%" fo:text-align="justify" style:justify-single-word="false" fo:text-indent="0cm" style:auto-text-indent="false"/>
      <style:text-properties style:use-window-font-color="true" style:font-name="Times New Roman" fo:font-size="14pt" fo:language="ru" fo:country="RU" officeooo:rsid="0024cf75" officeooo:paragraph-rsid="0024cf75" style:font-size-asian="14pt" style:language-asian="ru" style:country-asian="RU" style:font-size-complex="14pt"/>
    </style:style>
    <style:style style:name="T1" style:family="text">
      <style:text-properties fo:text-transform="uppercase" style:font-size-complex="14pt"/>
    </style:style>
    <style:style style:name="T2" style:family="text">
      <style:text-properties fo:text-transform="uppercase" style:font-weight-complex="normal"/>
    </style:style>
    <style:style style:name="T3" style:family="text">
      <style:text-properties fo:text-transform="uppercase" officeooo:rsid="001327c8" style:font-weight-complex="normal"/>
    </style:style>
    <style:style style:name="T4" style:family="text">
      <style:text-properties fo:text-transform="uppercase" fo:color="#ff0000" fo:font-size="14pt" style:font-size-asian="14pt" style:font-size-complex="14pt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1186d7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color="#ff0000" fo:font-size="14pt" fo:font-weight="bold" style:font-size-asian="14pt" style:font-weight-asian="bold" style:font-size-complex="14pt"/>
    </style:style>
    <style:style style:name="T9" style:family="text">
      <style:text-properties fo:color="#ff0000" style:font-name="Times New Roman" fo:font-size="14pt" fo:language="ru" fo:country="RU" style:font-size-asian="14pt" style:language-asian="ru" style:country-asian="RU" style:font-size-complex="14pt"/>
    </style:style>
    <style:style style:name="T10" style:family="text">
      <style:text-properties fo:color="#000000" fo:font-size="14pt" fo:font-weight="bold" style:font-size-asian="14pt" style:font-weight-asian="bold" style:font-size-complex="14pt"/>
    </style:style>
    <style:style style:name="T11" style:family="text">
      <style:text-properties fo:font-variant="normal" fo:text-transform="none" fo:font-size="14pt" style:font-size-asian="14pt" style:font-size-complex="14pt"/>
    </style:style>
    <style:style style:name="T12" style:family="text">
      <style:text-properties fo:font-variant="normal" fo:text-transform="none" style:use-window-font-color="true" fo:font-size="14pt" officeooo:rsid="001186d7" style:font-size-asian="14pt" style:font-size-complex="14pt"/>
    </style:style>
    <style:style style:name="T13" style:family="text">
      <style:text-properties officeooo:rsid="001186d7"/>
    </style:style>
    <style:style style:name="T14" style:family="text">
      <style:text-properties style:use-window-font-color="true" fo:font-size="14pt" fo:font-weight="bold" style:font-size-asian="14pt" style:font-weight-asian="bold" style:font-size-complex="14pt"/>
    </style:style>
    <style:style style:name="T15" style:family="text">
      <style:text-properties style:use-window-font-color="true" fo:font-size="14pt" fo:font-weight="bold" officeooo:rsid="001186d7" style:font-size-asian="14pt" style:font-weight-asian="bold" style:font-size-complex="14pt"/>
    </style:style>
    <style:style style:name="T16" style:family="text">
      <style:text-properties style:use-window-font-color="true" style:font-name="Times New Roman" fo:font-size="14pt" fo:language="ru" fo:country="RU" style:font-size-asian="14pt" style:language-asian="ru" style:country-asian="RU" style:font-size-complex="14pt"/>
    </style:style>
    <style:style style:name="T17" style:family="text">
      <style:text-properties style:use-window-font-color="true" style:font-name="Times New Roman" fo:font-size="14pt" fo:language="ru" fo:country="RU" officeooo:rsid="001a34e3" style:font-size-asian="14pt" style:language-asian="ru" style:country-asian="RU" style:font-size-complex="14pt"/>
    </style:style>
    <style:style style:name="T18" style:family="text">
      <style:text-properties style:use-window-font-color="true" style:font-name="Times New Roman" fo:font-size="14pt" fo:language="ru" fo:country="RU" officeooo:rsid="001ad449" style:font-size-asian="14pt" style:language-asian="ru" style:country-asian="RU" style:font-size-complex="14pt"/>
    </style:style>
    <style:style style:name="T19" style:family="text">
      <style:text-properties style:use-window-font-color="true" style:font-name="Times New Roman" fo:font-size="14pt" fo:language="ru" fo:country="RU" officeooo:rsid="001bf377" style:font-size-asian="14pt" style:language-asian="ru" style:country-asian="RU" style:font-size-complex="14pt"/>
    </style:style>
    <style:style style:name="T20" style:family="text">
      <style:text-properties style:use-window-font-color="true" style:font-name="Times New Roman" fo:font-size="14pt" fo:language="ru" fo:country="RU" officeooo:rsid="001da2f2" style:font-size-asian="14pt" style:language-asian="ru" style:country-asian="RU" style:font-size-complex="14pt"/>
    </style:style>
    <style:style style:name="T21" style:family="text">
      <style:text-properties style:use-window-font-color="true" style:font-name="Times New Roman" fo:font-size="14pt" fo:language="ru" fo:country="RU" officeooo:rsid="001db62c" style:font-size-asian="14pt" style:language-asian="ru" style:country-asian="RU" style:font-size-complex="14pt"/>
    </style:style>
    <style:style style:name="T22" style:family="text">
      <style:text-properties style:use-window-font-color="true" style:font-name="Times New Roman" fo:font-size="14pt" fo:language="ru" fo:country="RU" officeooo:rsid="001fceca" style:font-size-asian="14pt" style:language-asian="ru" style:country-asian="RU" style:font-size-complex="14pt"/>
    </style:style>
    <style:style style:name="T23" style:family="text">
      <style:text-properties style:use-window-font-color="true" style:font-name="Times New Roman" fo:font-size="14pt" fo:language="ru" fo:country="RU" officeooo:rsid="00211b5b" style:font-size-asian="14pt" style:language-asian="ru" style:country-asian="RU" style:font-size-complex="14pt"/>
    </style:style>
    <style:style style:name="T24" style:family="text">
      <style:text-properties style:use-window-font-color="true" style:font-name="Times New Roman" fo:font-size="14pt" fo:language="ru" fo:country="RU" officeooo:rsid="0021580e" style:font-size-asian="14pt" style:language-asian="ru" style:country-asian="RU" style:font-size-complex="14pt"/>
    </style:style>
    <style:style style:name="T25" style:family="text">
      <style:text-properties style:use-window-font-color="true" style:font-name="Times New Roman" fo:font-size="14pt" fo:language="ru" fo:country="RU" officeooo:rsid="00225171" style:font-size-asian="14pt" style:language-asian="ru" style:country-asian="RU" style:font-size-complex="14pt"/>
    </style:style>
    <style:style style:name="T26" style:family="text">
      <style:text-properties style:use-window-font-color="true" style:font-name="Times New Roman" fo:font-size="14pt" fo:language="ru" fo:country="RU" officeooo:rsid="00240577" style:font-size-asian="14pt" style:language-asian="ru" style:country-asian="RU" style:font-size-complex="14pt"/>
    </style:style>
    <style:style style:name="T27" style:family="text">
      <style:text-properties style:use-window-font-color="true" style:font-name="Times New Roman" fo:font-size="14pt" fo:language="ru" fo:country="RU" officeooo:rsid="0024cf75" style:font-size-asian="14pt" style:language-asian="ru" style:country-asian="RU" style:font-size-complex="14pt"/>
    </style:style>
    <style:style style:name="T28" style:family="text">
      <style:text-properties style:use-window-font-color="true" style:font-name="Times New Roman" fo:font-size="14pt" fo:language="ru" fo:country="RU" officeooo:rsid="0028c69a" style:font-size-asian="14pt" style:language-asian="ru" style:country-asian="RU" style:font-size-complex="14pt"/>
    </style:style>
    <style:style style:name="T29" style:family="text">
      <style:text-properties style:use-window-font-color="true" style:font-name="Times New Roman" fo:font-size="14pt" fo:language="ru" fo:country="RU" officeooo:rsid="0029db80" style:font-size-asian="14pt" style:language-asian="ru" style:country-asian="RU" style:font-size-complex="14pt"/>
    </style:style>
    <style:style style:name="T30" style:family="text">
      <style:text-properties style:use-window-font-color="true" style:font-name="Times New Roman" fo:font-size="14pt" fo:language="ru" fo:country="RU" fo:font-style="italic" style:font-size-asian="14pt" style:language-asian="ru" style:country-asian="RU" style:font-style-asian="italic" style:font-size-complex="14pt"/>
    </style:style>
    <style:style style:name="T31" style:family="text">
      <style:text-properties style:font-name="Times New Roman" fo:font-size="14pt" fo:language="ru" fo:country="RU" style:font-size-asian="14pt" style:language-asian="ru" style:country-asian="RU"/>
    </style:style>
    <style:style style:name="T32" style:family="text">
      <style:text-properties style:font-name="Times New Roman" fo:font-size="14pt" fo:language="ru" fo:country="RU" fo:font-style="italic" style:font-size-asian="14pt" style:language-asian="ru" style:country-asian="RU" style:font-style-asian="italic"/>
    </style:style>
    <style:style style:name="T33" style:family="text">
      <style:text-properties style:font-name="Times New Roman" fo:font-size="14pt" fo:language="en" fo:country="US" fo:font-style="italic" style:font-size-asian="14pt" style:language-asian="ru" style:country-asian="RU" style:font-style-asian="italic"/>
    </style:style>
    <style:style style:name="T34" style:family="text">
      <style:text-properties style:font-name="Times New Roman" fo:font-size="14pt" fo:language="en" fo:country="US" style:font-size-asian="14pt" style:language-asian="ru" style:country-asian="RU"/>
    </style:style>
    <style:style style:name="T35" style:family="text">
      <style:text-properties style:font-name="Symbol" fo:font-size="14pt" fo:language="ru" fo:country="RU" style:font-name-asian="Symbol2" style:font-size-asian="14pt" style:language-asian="ru" style:country-asian="RU" style:font-name-complex="Symbol2"/>
    </style:style>
    <style:style style:name="T36" style:family="text">
      <style:text-properties style:font-name="Symbol" fo:font-size="14pt" fo:language="ru" fo:country="RU" fo:font-style="normal" style:font-name-asian="Symbol2" style:font-size-asian="14pt" style:language-asian="ru" style:country-asian="RU" style:font-style-asian="normal" style:font-name-complex="Symbol2" style:font-style-complex="normal"/>
    </style:style>
    <style:style style:name="T37" style:family="text">
      <style:text-properties style:font-name="Symbol" fo:font-size="14pt" fo:language="ru" fo:country="RU" fo:font-style="normal" officeooo:rsid="0018cf20" style:font-name-asian="Symbol2" style:font-size-asian="14pt" style:language-asian="ru" style:country-asian="RU" style:font-style-asian="normal" style:font-name-complex="Symbol2" style:font-style-complex="normal"/>
    </style:style>
    <style:style style:name="T38" style:family="text">
      <style:text-properties officeooo:rsid="001327c8"/>
    </style:style>
    <style:style style:name="T39" style:family="text">
      <style:text-properties style:font-name="Symbol1" fo:font-size="14pt" fo:language="ru" fo:country="RU" fo:font-style="normal" style:font-name-asian="Symbol2" style:font-size-asian="14pt" style:language-asian="ru" style:country-asian="RU" style:font-style-asian="normal" style:font-name-complex="Symbol2" style:font-style-complex="normal"/>
    </style:style>
    <style:style style:name="T40" style:family="text">
      <style:text-properties officeooo:rsid="001a1c55"/>
    </style:style>
    <style:style style:name="T41" style:family="text">
      <style:text-properties officeooo:rsid="0021580e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style:font-name="Times New Roman1" officeooo:rsid="001a1c55"/>
    </style:style>
    <style:style style:name="T44" style:family="text">
      <style:text-properties officeooo:rsid="003090c3"/>
    </style:style>
    <style:style style:name="T45" style:family="text">
      <style:text-properties officeooo:rsid="0033cf51"/>
    </style:style>
    <style:style style:name="T46" style:family="text">
      <style:text-properties officeooo:rsid="0034ea4f"/>
    </style:style>
    <style:style style:name="T47" style:family="text">
      <style:text-properties officeooo:rsid="001a34e3"/>
    </style:style>
    <style:style style:name="T48" style:family="text">
      <style:text-properties officeooo:rsid="003606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3"><text:span text:style-name="T7">Кафедр</text:span><text:span text:style-name="T14">а </text:span><text:span text:style-name="T15">МО ЭВМ</text:span></text:p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53"><text:span text:style-name="Название_20_книги"><text:span text:style-name="T1">отчет</text:span></text:span></text:p>
      <text:p text:style-name="P3"><text:span text:style-name="T7">по лабораторной работе</text:span><text:span text:style-name="T8"> </text:span><text:span text:style-name="T14">№</text:span><text:span text:style-name="T15">1</text:span></text:p>
      <text:p text:style-name="P3"><text:span text:style-name="T7">по дисциплине </text:span><text:span text:style-name="T10">«</text:span><text:span text:style-name="T15">Алгоритмы и структуры данных</text:span><text:span text:style-name="T14">»</text:span></text:p>
      <text:p text:style-name="P3"><text:span text:style-name="Название_20_книги"><text:span text:style-name="T11">Тема: </text:span></text:span><text:span text:style-name="Название_20_книги"><text:span text:style-name="T12">Рекурсия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5">Студент гр. </text:span><text:span text:style-name="T6">9382</text:span></text:p>
          </table:table-cell>
          <table:table-cell table:style-name="Таблица1.B1" office:value-type="string">
            <text:p text:style-name="P7"/>
          </table:table-cell>
          <table:table-cell table:style-name="Таблица1.A1" office:value-type="string">
            <text:p text:style-name="P9">Юрьев С.Ю.</text:p>
          </table:table-cell>
        </table:table-row>
        <table:table-row table:style-name="Таблица1.1">
          <table:table-cell table:style-name="Таблица1.A1" office:value-type="string">
            <text:p text:style-name="P5">Преподаватель</text:p>
          </table:table-cell>
          <table:table-cell table:style-name="Таблица1.B2" office:value-type="string">
            <text:p text:style-name="P7"/>
          </table:table-cell>
          <table:table-cell table:style-name="Таблица1.A1" office:value-type="string">
            <text:p text:style-name="P11"><text:span text:style-name="T13">Фирсов М</text:span>.<text:span text:style-name="T13">А.</text:span></text:p>
          </table:table-cell>
        </table:table-row>
      </table:table>
      <text:p text:style-name="P8"/>
      <text:p text:style-name="P8"/>
      <text:p text:style-name="P8">Санкт-Петербург</text:p>
      <text:p text:style-name="P10">20<text:span text:style-name="T13">20</text:span></text:p>
      <text:p text:style-name="P20">Цель работы.</text:p>
      <text:p text:style-name="P18">Изучение и приобретение практических навыков работы с рекурсивными функциями.</text:p>
      <text:p text:style-name="P18"/>
      <text:p text:style-name="P17">Основные теоретические положения.</text:p>
      <text:p text:style-name="P19">Написание кода производилось на базе системы Linux Ubuntu 18.04. <text:s/><text:span text:style-name="T40">Код был написан на языке С++ с использованием исключительно стандартных библиотек. </text:span><text:span text:style-name="T43">Работа</text:span><text:span text:style-name="T40"> с кодом происходила в текстовом редакторе Visual Studio Code. Определение рекурсии: рекурсия — </text:span></text:p>
      <text:p text:style-name="P19"/>
      <text:p text:style-name="P16"><text:span text:style-name="T38">Задание</text:span>.</text:p>
      <text:p text:style-name="P57"><text:span text:style-name="T31">24. Построить синтаксический анализатор для понятия </text:span><text:span text:style-name="T32">текст_со_скобками.</text:span></text:p>
      <text:p text:style-name="P56"><text:span text:style-name="T32">текст_со_скобками::=элемент</text:span><text:span text:style-name="T33"> </text:span><text:span text:style-name="T39">½</text:span><text:span text:style-name="T34"> </text:span><text:span text:style-name="T32">элемент </text:span><text:span text:style-name="T37">½</text:span><text:span text:style-name="T32"> текст_со_скобками</text:span></text:p>
      <text:p text:style-name="P55"><text:span text:style-name="T32">элемент::=</text:span><text:span text:style-name="T31">А </text:span><text:span text:style-name="T35">½</text:span><text:span text:style-name="T34">B</text:span><text:span text:style-name="T35">½</text:span><text:span text:style-name="T33"> </text:span><text:span text:style-name="T34"> </text:span><text:span text:style-name="T31">(</text:span><text:span text:style-name="T32">текст_со_скобками</text:span><text:span text:style-name="T31">)</text:span><text:span text:style-name="T33"> </text:span><text:span text:style-name="T36">½</text:span><text:span text:style-name="T34"> </text:span><text:span text:style-name="T31">[</text:span><text:span text:style-name="T32">текст_со_скобками</text:span><text:span text:style-name="T31">]</text:span><text:span text:style-name="T35">½</text:span></text:p>
      <text:p text:style-name="P57"><text:span text:style-name="T9"><text:tab/><text:tab/><text:tab/></text:span><text:span text:style-name="T16">{</text:span><text:span text:style-name="T30"> текст_со_скобками </text:span><text:span text:style-name="T16">}</text:span></text:p>
      <text:p text:style-name="P59"/>
      <text:p text:style-name="P63">Выполнение работы.</text:p>
      <text:p text:style-name="P58"><text:span text:style-name="T16">1) В функции main() </text:span><text:span text:style-name="T28">при помощи new </text:span><text:span text:style-name="T16">создае</text:span><text:span text:style-name="T17">тся</text:span><text:span text:style-name="T16"> статический массив line на 410 элементов, куда </text:span><text:span text:style-name="T29">при помощи функции reading_file() </text:span><text:span text:style-name="T16">сохраня</text:span><text:span text:style-name="T17">ются</text:span><text:span text:style-name="T16"> входные значения из файла input.txt. Здесь же в main() подсчитывается количество значащих символов входной строки и записывается в count_of_chars.</text:span></text:p>
      <text:p text:style-name="P60"/>
      <text:p text:style-name="P61">2) Вызывается функция text_with_brackets(), в которую передаются, как параметры: указатель на массив с входными данными, номер символа с которого необходимо начинать, номер символа на котором стоит закончить проверку на соответствие условиям данным в задании <text:span text:style-name="T46">и нынешняя глубина вложенности</text:span>.</text:p>
      <text:p text:style-name="P52"><text:span text:style-name="T16">Если эта функция вернет 1, то будет выведено: "This input is Text in brackets!"</text:span><text:span text:style-name="T18">, если же функция вернет 0, то будет выведено: "This input isn`t Text in brackets!". После этого выводится: "End of program", <text:s/></text:span><text:span text:style-name="T28">с помощью delete </text:span><text:span text:style-name="T18">очищается память, выделенная под статический массив, и программа завершается.</text:span></text:p>
      <text:p text:style-name="P62"/>
      <text:p text:style-name="P13"><text:span text:style-name="T16"><text:tab/>3) Функция </text:span><text:span text:style-name="T17">text_with_brackets() </text:span><text:span text:style-name="T16">имеет рекурсивную природу.</text:span></text:p>
      <text:p text:style-name="P13"><text:soft-page-break/><text:span text:style-name="T19">При каждом вызове этой функции выводится информационное сообщение: "Now in TwB function". </text:span><text:span text:style-name="T20"><text:s/></text:span></text:p>
      <text:p text:style-name="P14"><text:span text:style-name="T20">В начале эта функция </text:span><text:span text:style-name="T27">вызывает</text:span><text:span text:style-name="T20"> element() с т</text:span><text:span text:style-name="T27">еми</text:span><text:span text:style-name="T20"> же параметрами, </text:span><text:span text:style-name="T27">что переданы ей</text:span><text:span text:style-name="T20">: если element()</text:span><text:span text:style-name="T21"> вернет 1 - </text:span><text:span text:style-name="T17">text_with_brackets() </text:span><text:span text:style-name="T21">вернет 1.</text:span></text:p>
      <text:p text:style-name="P12"/>
      <text:p text:style-name="P13"><text:span text:style-name="T21">Дальше идет проверка на длину отрезка: если она = 1 - </text:span><text:span text:style-name="T17">text_with_brackets() </text:span><text:span text:style-name="T21">вернет 0.</text:span></text:p>
      <text:p text:style-name="P27"/>
      <text:p text:style-name="P44"><text:span text:style-name="T21">Д</text:span><text:span text:style-name="T16">алее, если первый символ - ( , { или [, </text:span><text:span text:style-name="T22">то </text:span><text:span text:style-name="T17">text_with_brackets()</text:span><text:span text:style-name="T22"> вызывает функцию find_needed_bracket(), чтобы найти соответствующую закрывающую скобку. </text:span></text:p>
      <text:p text:style-name="P44"><text:span text:style-name="T22">Если find_needed_bracket() вернет -1 </text:span><text:span text:style-name="T23">(не нашла соответствующей скобки) - </text:span><text:span text:style-name="T22"><text:s/></text:span><text:span text:style-name="T17">text_with_brackets()</text:span><text:span text:style-name="T23"> вернет 0. </text:span></text:p>
      <text:p text:style-name="P28">В ином случае, происходит проверка не являются ли найденные скобки пустыми: </text:p>
      <text:p text:style-name="P46"><text:span text:style-name="T23">если они пусты - </text:span><text:span text:style-name="T17">text_with_brackets() </text:span><text:span text:style-name="T23">вернет 0; </text:span></text:p>
      <text:p text:style-name="P46"><text:span text:style-name="T23">если они не пусты - вызывается функция element(), куда</text:span><text:span text:style-name="T27"> передаются все символы внутри скобок, включая сами скобки.</text:span><text:span text:style-name="T23"> </text:span></text:p>
      <text:p text:style-name="P45"><text:span text:style-name="T23">Если </text:span><text:span text:style-name="T24">element() вернет 1, то, если за переданными скобками: </text:span></text:p>
      <text:p text:style-name="P45"><text:span text:style-name="T24">больше нет значащих символов — </text:span><text:span text:style-name="T17">text_with_brackets() </text:span><text:span text:style-name="T25">вернет 1; </text:span></text:p>
      <text:p text:style-name="P46"><text:span text:style-name="T25">если </text:span><text:span text:style-name="T24">есть еще </text:span><text:span text:style-name="T25">значащие </text:span><text:span text:style-name="T24">символы — вызывается </text:span><text:span text:style-name="T17">text_with_brackets(), </text:span><text:span text:style-name="T27">куда передаются все символы за скобками</text:span><text:span text:style-name="T24">, </text:span><text:span text:style-name="T25">и если </text:span><text:span text:style-name="T27">эта </text:span><text:span text:style-name="T17">text_with_brackets()</text:span><text:span text:style-name="T25"> вернет 1, то и </text:span><text:span text:style-name="T17">text_with_brackets() </text:span><text:span text:style-name="T25">выше уровнем вернет 1.</text:span></text:p>
      <text:p text:style-name="P29"/>
      <text:p text:style-name="P47"><text:span text:style-name="T16">В остальных случаях, вызывается element(), куда передается </text:span><text:span text:style-name="T27">первый</text:span><text:span text:style-name="T16"> </text:span><text:span text:style-name="T27">доступный </text:span><text:span text:style-name="T16">символ. Если element() вернет 0 — </text:span><text:span text:style-name="T17">text_with_brackets() </text:span><text:span text:style-name="T16">также</text:span><text:span text:style-name="T17"> </text:span><text:span text:style-name="T16">вернет 0. Если <text:s/>element() вернет 1 — вызывается </text:span><text:span text:style-name="T17">text_with_brackets(), </text:span><text:span text:style-name="T16">куда передается все символы, кроме первого.</text:span></text:p>
      <text:p text:style-name="P29"/>
      <text:p text:style-name="P30">4) Функция element() имеет рекурсивную природу.</text:p>
      <text:p text:style-name="P49"><text:span text:style-name="T19">При каждом вызове этой функции выводится информационное сообщение: "Now in </text:span><text:span text:style-name="T26">Element</text:span><text:span text:style-name="T19"> function".</text:span></text:p>
      <text:p text:style-name="P31"/>
      <text:p text:style-name="P40">На вход получает 3 параметра: глубину вложенности, <text:s/><text:span text:style-name="T47">указатель на массив с входными данными, номер символа с которого необходимо начинать, номер символа на котором стоит закончить проверку на соответствие условиям данным в задании.</text:span></text:p>
      <text:p text:style-name="P31"/>
      <text:p text:style-name="P48"><text:soft-page-break/><text:span text:style-name="T26">Если в функцию передан 1 символ — идет проверка, является ли он символом A или B. Если является — </text:span><text:span text:style-name="T16">element() </text:span><text:span text:style-name="T26">возвращает 1, в противном случае — возвращается 0. </text:span></text:p>
      <text:p text:style-name="P32"/>
      <text:p text:style-name="P50"><text:span text:style-name="T16">Если в </text:span><text:span text:style-name="T25">element() </text:span><text:span text:style-name="T16">передаются символы в скобках — вызывается </text:span><text:span text:style-name="T17">text_with_brackets(), </text:span><text:span text:style-name="T16">куда передаются уже эти же символы без скобок. element() вернет то же значение, что и </text:span><text:span text:style-name="T17">text_with_brackets().</text:span></text:p>
      <text:p text:style-name="P33"/>
      <text:p text:style-name="P50"><text:span text:style-name="T17">Е</text:span><text:span text:style-name="T16">сли же в </text:span><text:span text:style-name="T25">element() </text:span><text:span text:style-name="T16">передается множество символов не обрамленное скобками — </text:span><text:span text:style-name="T25">element() </text:span><text:span text:style-name="T16">вернет 0.</text:span></text:p>
      <text:p text:style-name="P34"/>
      <text:p text:style-name="P51"><text:span text:style-name="T16">5) Функция </text:span><text:span text:style-name="T22">find_needed_bracket() </text:span><text:span text:style-name="T16">не имеет рекурсивной природы.</text:span></text:p>
      <text:p text:style-name="P34"/>
      <text:p text:style-name="P40"><text:span text:style-name="T16">На вход получает </text:span>5<text:span text:style-name="T16"> параметр</text:span>ов<text:span text:style-name="T16">: </text:span><text:span text:style-name="T47">указатель на массив с входными данными, номер символа с которого необходимо начинать, номер символа на котором стоит закончить </text:span>поиск, открывающий символ и соответствующий ему закрывающий символ<text:span text:style-name="T47">.</text:span></text:p>
      <text:p text:style-name="P34"/>
      <text:p text:style-name="P35">Функция идет по массиву в указанных пределах. Заводится и обнуляется счетчик, который при встрече аналогичных открывающих скобок увеличивается на 1, а при встрече подходящих <text:s/>закрывающих — уменьшается на 1. Как только счетчик примет отрицательное значение — функция вернет номер в массиве подходящей закрывающей скобки. Если же пройдя по массиву в указанных пределах, счетчик ни разу не принимает отрицательного значения — функция возвращает -1.</text:p>
      <text:p text:style-name="P35"/>
      <text:p text:style-name="P36">6) Функция reading_file() не имеет рекурсивной природы.</text:p>
      <text:p text:style-name="P36"/>
      <text:p text:style-name="P41">На вход получает <text:span text:style-name="T48">2</text:span> параметра: <text:span text:style-name="T47">указатель на массив, куда сохранить входные данные и путь до файла с входными данными.</text:span></text:p>
      <text:p text:style-name="P36"/>
      <text:p text:style-name="P37">Функция получает, как параметры, название файла и указатель на массив.</text:p>
      <text:p text:style-name="P37">Функция открывает файл с указанным именем, записывает значение из него в указанный массив с помощью метода .getline(), закрывает этот файл и возвращает 0.</text:p>
      <text:p text:style-name="P37">Если файл открыть не удалось — выводится сообщение: "проблема с открытием файла" и функция возвращает значение 1.</text:p>
      <text:p text:style-name="P37"><text:soft-page-break/></text:p>
      <text:p text:style-name="P42"><text:tab/>Тестирование.</text:p>
      <text:p text:style-name="P38"><text:tab/>Результаты тестирования представлены в таблице 1.</text:p>
      <text:p text:style-name="P38">Таблица 1 — Результаты тестирования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65">No </text:p>
          </table:table-cell>
          <table:table-cell table:style-name="Таблица2.A1" office:value-type="string">
            <text:p text:style-name="P64">Входные данные</text:p>
          </table:table-cell>
          <table:table-cell table:style-name="Таблица2.A1" office:value-type="string">
            <text:p text:style-name="P64">Выходные данные</text:p>
          </table:table-cell>
          <table:table-cell table:style-name="Таблица2.D1" office:value-type="string">
            <text:p text:style-name="P64">Комментарии</text:p>
          </table:table-cell>
        </table:table-row>
        <table:table-row table:style-name="Таблица2.2">
          <table:table-cell table:style-name="Таблица2.A2" office:value-type="string">
            <text:p text:style-name="P64">1</text:p>
          </table:table-cell>
          <table:table-cell table:style-name="Таблица2.A2" office:value-type="string">
            <text:p text:style-name="P64">A</text:p>
          </table:table-cell>
          <table:table-cell table:style-name="Таблица2.A2" office:value-type="string">
            <text:p text:style-name="P68">Input text is: </text:p>
            <text:p text:style-name="P68">A</text:p>
            <text:p text:style-name="P68">Now in TwB function</text:p>
            <text:p text:style-name="P68"><text:s text:c="4"/>Now in Element function</text:p>
            <text:p text:style-name="P68"><text:s text:c="4"/>"A"</text:p>
            <text:p text:style-name="P68"><text:s text:c="4"/>It is Element</text:p>
            <text:p text:style-name="P68">"A"</text:p>
            <text:p text:style-name="P68">All in this elem - true =&gt; It is text with brackets</text:p>
            <text:p text:style-name="P68">This input is Text in brackets!</text:p>
            <text:p text:style-name="P68">End of program</text:p>
          </table:table-cell>
          <table:table-cell table:style-name="Таблица2.D2" office:value-type="string">
            <text:p text:style-name="P64">При в<text:span text:style-name="T45">воде верных символов</text:span></text:p>
          </table:table-cell>
        </table:table-row>
        <table:table-row table:style-name="Таблица2.3">
          <table:table-cell table:style-name="Таблица2.A2" office:value-type="string">
            <text:p text:style-name="P71">2</text:p>
          </table:table-cell>
          <table:table-cell table:style-name="Таблица2.A2" office:value-type="string">
            <text:p text:style-name="P66">(A)[B]{A}</text:p>
          </table:table-cell>
          <table:table-cell table:style-name="Таблица2.A2" office:value-type="string">
            <text:p text:style-name="P68">Input text is: </text:p>
            <text:p text:style-name="P68">(A)[B]{A}</text:p>
            <text:p text:style-name="P68">Now in TwB function</text:p>
            <text:p text:style-name="P68"><text:s text:c="4"/>Now in Element function</text:p>
            <text:p text:style-name="P68"><text:s text:c="4"/>"(A)[B]{A}"</text:p>
            <text:p text:style-name="P68"><text:s text:c="4"/>It is not Element</text:p>
            <text:p text:style-name="P68"><text:s text:c="4"/>Now in Element function</text:p>
            <text:p text:style-name="P68"><text:s text:c="8"/>Now in TwB function</text:p>
            <text:p text:style-name="P68"><text:s text:c="12"/>Now in Element function</text:p>
            <text:p text:style-name="P68"><text:s text:c="12"/>"A"</text:p>
            <text:p text:style-name="P68"><text:s text:c="12"/>It is Element</text:p>
            <text:p text:style-name="P68"><text:s text:c="8"/>"A"</text:p>
            <text:p text:style-name="P68"><text:s text:c="8"/>All in this elem - true =&gt; It is text with brackets</text:p>
            <text:p text:style-name="P68"><text:s text:c="4"/>"(A)"</text:p>
            <text:p text:style-name="P68"><text:s text:c="4"/>It is Element</text:p>
            <text:p text:style-name="P68"><text:s text:c="4"/>Now in TwB function</text:p>
            <text:p text:style-name="P68"><text:s text:c="8"/>Now in Element function</text:p>
            <text:p text:style-name="P68"><text:s text:c="8"/>"[B]{A}"</text:p>
            <text:p text:style-name="P68"><text:s text:c="8"/>It is not Element</text:p>
            <text:p text:style-name="P68"><text:s text:c="8"/>Now in Element function</text:p>
            <text:p text:style-name="P68"><text:s text:c="12"/>Now in TwB function</text:p>
            <text:p text:style-name="P68"><text:s text:c="16"/>Now in Element function</text:p>
            <text:p text:style-name="P68"><text:s text:c="16"/>"B"</text:p>
            <text:p text:style-name="P68"><text:s text:c="16"/>It is Element</text:p>
            <text:p text:style-name="P68"><text:s text:c="12"/>"B"</text:p>
            <text:p text:style-name="P68"><text:s text:c="12"/>All in this elem - true =&gt; It is text with brackets</text:p>
            <text:p text:style-name="P68"><text:s text:c="8"/>"[B]"</text:p>
            <text:p text:style-name="P68"><text:s text:c="8"/>It is Element</text:p>
            <text:p text:style-name="P68"><text:s text:c="8"/>Now in TwB function</text:p>
            <text:p text:style-name="P68"><text:s text:c="12"/>Now in Element function</text:p>
            <text:p text:style-name="P68"><text:soft-page-break/><text:s text:c="16"/>Now in TwB function</text:p>
            <text:p text:style-name="P68"><text:s text:c="20"/>Now in Element function</text:p>
            <text:p text:style-name="P68"><text:s text:c="20"/>"A"</text:p>
            <text:p text:style-name="P68"><text:s text:c="20"/>It is Element</text:p>
            <text:p text:style-name="P68"><text:s text:c="16"/>"A"</text:p>
            <text:p text:style-name="P68"><text:s text:c="16"/>All in this elem - true =&gt; It is text with brackets</text:p>
            <text:p text:style-name="P68"><text:s text:c="12"/>"{A}"</text:p>
            <text:p text:style-name="P68"><text:s text:c="12"/>It is Element</text:p>
            <text:p text:style-name="P68"><text:s text:c="8"/>"{A}"</text:p>
            <text:p text:style-name="P68"><text:s text:c="8"/>All in this elem - true =&gt; It is text with brackets</text:p>
            <text:p text:style-name="P68"><text:s text:c="4"/>"[B]{A}"</text:p>
            <text:p text:style-name="P68"><text:s text:c="4"/>There are true Text with brackets after Element =&gt; It is Text with brackets</text:p>
            <text:p text:style-name="P68">"(A)[B]{A}"</text:p>
            <text:p text:style-name="P68">There are true Text with brackets after Element =&gt; It is Text with brackets</text:p>
            <text:p text:style-name="P65">This input is Text in brackets!</text:p>
            <text:p text:style-name="P65">End of program</text:p>
          </table:table-cell>
          <table:table-cell table:style-name="Таблица2.D2" office:value-type="string">
            <text:p text:style-name="P69">При вводе <text:s/><text:span text:style-name="T45">непустых</text:span> скобок рядом</text:p>
          </table:table-cell>
        </table:table-row>
        <table:table-row table:style-name="Таблица2.3">
          <table:table-cell table:style-name="Таблица2.A2" office:value-type="string">
            <text:p text:style-name="P71">3</text:p>
          </table:table-cell>
          <table:table-cell table:style-name="Таблица2.A2" office:value-type="string">
            <text:p text:style-name="P71">(A[B{A}])</text:p>
          </table:table-cell>
          <table:table-cell table:style-name="Таблица2.A2" office:value-type="string">
            <text:p text:style-name="P68">Input text is: </text:p>
            <text:p text:style-name="P68">(A[B{A}])</text:p>
            <text:p text:style-name="P68">Now in TwB function</text:p>
            <text:p text:style-name="P68"><text:s text:c="4"/>Now in Element function</text:p>
            <text:p text:style-name="P68"><text:s text:c="8"/>Now in TwB function</text:p>
            <text:p text:style-name="P68"><text:s text:c="12"/>Now in Element function</text:p>
            <text:p text:style-name="P68"><text:s text:c="12"/>"A[B{A}]"</text:p>
            <text:p text:style-name="P68"><text:s text:c="12"/>It is not Element</text:p>
            <text:p text:style-name="P68"><text:s text:c="12"/>Now in Element function</text:p>
            <text:p text:style-name="P68"><text:s text:c="12"/>"A"</text:p>
            <text:p text:style-name="P68"><text:s text:c="12"/>It is Element</text:p>
            <text:p text:style-name="P68"><text:s text:c="12"/>Now in TwB function</text:p>
            <text:p text:style-name="P68"><text:s text:c="16"/>Now in Element function</text:p>
            <text:p text:style-name="P68"><text:s text:c="20"/>Now in TwB function</text:p>
            <text:p text:style-name="P68"><text:s text:c="24"/>Now in Element function</text:p>
            <text:p text:style-name="P68"><text:s text:c="24"/>"B{A}"</text:p>
            <text:p text:style-name="P68"><text:s text:c="24"/>It is not Element</text:p>
            <text:p text:style-name="P68"><text:s text:c="24"/>Now in Element function</text:p>
            <text:p text:style-name="P68"><text:s text:c="24"/>"B"</text:p>
            <text:p text:style-name="P68"><text:s text:c="24"/>It is Element</text:p>
            <text:p text:style-name="P68"><text:s text:c="24"/>Now in TwB function</text:p>
            <text:p text:style-name="P68"><text:s text:c="28"/>Now in Element function</text:p>
            <text:p text:style-name="P68"><text:soft-page-break/><text:s text:c="32"/>Now in TwB function</text:p>
            <text:p text:style-name="P68"><text:s text:c="36"/>Now in Element function</text:p>
            <text:p text:style-name="P68"><text:s text:c="36"/>"A"</text:p>
            <text:p text:style-name="P68"><text:s text:c="36"/>It is Element</text:p>
            <text:p text:style-name="P68"><text:s text:c="32"/>"A"</text:p>
            <text:p text:style-name="P68"><text:s text:c="32"/>All in this elem - true =&gt; It is text with brackets</text:p>
            <text:p text:style-name="P68"><text:s text:c="28"/>"{A}"</text:p>
            <text:p text:style-name="P68"><text:s text:c="28"/>It is Element</text:p>
            <text:p text:style-name="P68"><text:s text:c="24"/>"{A}"</text:p>
            <text:p text:style-name="P68"><text:s text:c="24"/>All in this elem - true =&gt; It is text with brackets</text:p>
            <text:p text:style-name="P68"><text:s text:c="20"/>"B" - true element and </text:p>
            <text:p text:style-name="P68"><text:s text:c="20"/>"B{A}" - true Text with brackets =&gt; It is Text with brackets</text:p>
            <text:p text:style-name="P68"><text:s text:c="16"/>"[B{A}]"</text:p>
            <text:p text:style-name="P68"><text:s text:c="16"/>It is Element</text:p>
            <text:p text:style-name="P68"><text:s text:c="12"/>"[B{A}]"</text:p>
            <text:p text:style-name="P68"><text:s text:c="12"/>All in this elem - true =&gt; It is text with brackets</text:p>
            <text:p text:style-name="P68"><text:s text:c="8"/>"A" - true element and </text:p>
            <text:p text:style-name="P68"><text:s text:c="8"/>"A[B{A}]" - true Text with brackets =&gt; It is Text with brackets</text:p>
            <text:p text:style-name="P68"><text:s text:c="4"/>"(A[B{A}])"</text:p>
            <text:p text:style-name="P68"><text:s text:c="4"/>It is Element</text:p>
            <text:p text:style-name="P68">"(A[B{A}])"</text:p>
            <text:p text:style-name="P68">All in this elem - true =&gt; It is text with brackets</text:p>
            <text:p text:style-name="P68">This input is Text in brackets!</text:p>
            <text:p text:style-name="P68">End of program</text:p>
          </table:table-cell>
          <table:table-cell table:style-name="Таблица2.D2" office:value-type="string">
            <text:p text:style-name="P71">При вводе <text:s/>вложенных скобок</text:p>
          </table:table-cell>
        </table:table-row>
      </table:table>
      <text:p text:style-name="P38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71">4</text:p>
          </table:table-cell>
          <table:table-cell table:style-name="Таблица4.A1" office:value-type="string">
            <text:p text:style-name="P67">АВ</text:p>
          </table:table-cell>
          <table:table-cell table:style-name="Таблица4.A1" office:value-type="string">
            <text:p text:style-name="P68">Input text is: </text:p>
            <text:p text:style-name="P68">АВ</text:p>
            <text:p text:style-name="P68">Now in TwB function</text:p>
            <text:p text:style-name="P68"><text:s text:c="4"/>Now in Element function</text:p>
            <text:p text:style-name="P68"><text:s text:c="4"/>"АВ"</text:p>
            <text:p text:style-name="P68"><text:s text:c="4"/>It is not Element</text:p>
            <text:p text:style-name="P68"><text:s text:c="4"/>Now in Element function</text:p>
            <text:p text:style-name="P68"><text:s text:c="4"/>It is not Element</text:p>
            <text:p text:style-name="P68">"АВ" - First char isn`t Element =&gt; It isn`t Text with brackets</text:p>
            <text:p text:style-name="P68">This input isn`t Text in brackets!</text:p>
            <text:p text:style-name="P68">End of program</text:p>
          </table:table-cell>
          <table:table-cell table:style-name="Таблица4.D1" office:value-type="string">
            <text:p text:style-name="P70">При вводе русских символов</text:p>
          </table:table-cell>
        </table:table-row>
        <text:soft-page-break/>
        <table:table-row>
          <table:table-cell table:style-name="Таблица4.A2" office:value-type="string">
            <text:p text:style-name="P71">5</text:p>
          </table:table-cell>
          <table:table-cell table:style-name="Таблица4.A2" office:value-type="string">
            <text:p text:style-name="P67">ASA</text:p>
          </table:table-cell>
          <table:table-cell table:style-name="Таблица4.A2" office:value-type="string">
            <text:p text:style-name="P68">Input text is: </text:p>
            <text:p text:style-name="P68">ASA</text:p>
            <text:p text:style-name="P68">Now in TwB function</text:p>
            <text:p text:style-name="P68"><text:s text:c="4"/>Now in Element function</text:p>
            <text:p text:style-name="P68"><text:s text:c="4"/>"ASA"</text:p>
            <text:p text:style-name="P68"><text:s text:c="4"/>It is not Element</text:p>
            <text:p text:style-name="P68"><text:s text:c="4"/>Now in Element function</text:p>
            <text:p text:style-name="P68"><text:s text:c="4"/>"A"</text:p>
            <text:p text:style-name="P68"><text:s text:c="4"/>It is Element</text:p>
            <text:p text:style-name="P68"><text:s text:c="4"/>Now in TwB function</text:p>
            <text:p text:style-name="P68"><text:s text:c="8"/>Now in Element function</text:p>
            <text:p text:style-name="P68"><text:s text:c="8"/>"SA"</text:p>
            <text:p text:style-name="P68"><text:s text:c="8"/>It is not Element</text:p>
            <text:p text:style-name="P68"><text:s text:c="8"/>Now in Element function</text:p>
            <text:p text:style-name="P68"><text:s text:c="8"/>It is not Element</text:p>
            <text:p text:style-name="P68"><text:s text:c="4"/>"SA" - First char isn`t Element =&gt; It isn`t Text with brackets</text:p>
            <text:p text:style-name="P68">This input isn`t Text in brackets!</text:p>
            <text:p text:style-name="P68">End of program</text:p>
          </table:table-cell>
          <table:table-cell table:style-name="Таблица4.D2" office:value-type="string">
            <text:p text:style-name="P70">При вводе некорректн<text:span text:style-name="T45">ых</text:span> <text:span text:style-name="T45">символов</text:span></text:p>
          </table:table-cell>
        </table:table-row>
      </table:table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office:value-type="string">
            <text:p text:style-name="P71">6</text:p>
          </table:table-cell>
          <table:table-cell table:style-name="Таблица5.A1" office:value-type="string">
            <text:p text:style-name="P67">A(A{})B</text:p>
          </table:table-cell>
          <table:table-cell table:style-name="Таблица5.A1" office:value-type="string">
            <text:p text:style-name="P68">Input text is: </text:p>
            <text:p text:style-name="P68">A(A{})B</text:p>
            <text:p text:style-name="P68">Now in TwB function</text:p>
            <text:p text:style-name="P68"><text:s text:c="4"/>Now in Element function</text:p>
            <text:p text:style-name="P68"><text:s text:c="4"/>"A(A{})B"</text:p>
            <text:p text:style-name="P68"><text:s text:c="4"/>It is not Element</text:p>
            <text:p text:style-name="P68"><text:s text:c="4"/>Now in Element function</text:p>
            <text:p text:style-name="P68"><text:s text:c="4"/>"A"</text:p>
            <text:p text:style-name="P68"><text:s text:c="4"/>It is Element</text:p>
            <text:p text:style-name="P68"><text:s text:c="4"/>Now in TwB function</text:p>
            <text:p text:style-name="P68"><text:s text:c="8"/>Now in Element function</text:p>
            <text:p text:style-name="P68"><text:s text:c="8"/>"(A{})B"</text:p>
            <text:p text:style-name="P68"><text:s text:c="8"/>It is not Element</text:p>
            <text:p text:style-name="P68"><text:s text:c="8"/>Now in Element function</text:p>
            <text:p text:style-name="P68"><text:s text:c="12"/>Now in TwB function</text:p>
            <text:p text:style-name="P68"><text:s text:c="16"/>Now in Element function</text:p>
            <text:p text:style-name="P68"><text:s text:c="16"/>"A{}"</text:p>
            <text:p text:style-name="P68"><text:s text:c="16"/>It is not Element</text:p>
            <text:p text:style-name="P68"><text:s text:c="16"/>Now in Element function</text:p>
            <text:p text:style-name="P68"><text:s text:c="16"/>"A"</text:p>
            <text:p text:style-name="P68"><text:s text:c="16"/>It is Element</text:p>
            <text:p text:style-name="P68"><text:s text:c="16"/>Now in TwB function</text:p>
            <text:p text:style-name="P68"><text:s text:c="20"/>Now in Element function</text:p>
            <text:p text:style-name="P68"><text:s text:c="20"/>"{}"</text:p>
            <text:p text:style-name="P68"><text:s text:c="20"/>It is not Element</text:p>
            <text:p text:style-name="P68"><text:s text:c="8"/>"(A{})"</text:p>
            <text:p text:style-name="P68"><text:s text:c="8"/>It isn`t Text with brackets inside brackets =&gt; It isn`t Element</text:p>
            <text:p text:style-name="P68"><text:soft-page-break/>This input isn`t Text in brackets!</text:p>
            <text:p text:style-name="P68">End of program</text:p>
          </table:table-cell>
          <table:table-cell table:style-name="Таблица5.D1" office:value-type="string">
            <text:p text:style-name="P70">При вводе пустых скобок</text:p>
          </table:table-cell>
        </table:table-row>
      </table:table>
      <text:p text:style-name="P38"/>
      <text:p text:style-name="P39"><text:tab/><text:span text:style-name="T42">Выводы.</text:span></text:p>
      <text:p text:style-name="P39"><text:tab/>Были изучена и опробована работа с рекурсивными функциями <text:span text:style-name="T44">на языке С++</text:span>. Была создана программа, использующая рекурсивные функции для реализации синтаксического анализатора.</text:p>
      <text:p text:style-name="P54"><text:span text:style-name="Название_20_книги"><text:span text:style-name="T2">Пр</text:span></text:span><text:span text:style-name="Название_20_книги"><text:span text:style-name="T3">иложение <text:s/>с кодом</text:span></text:span></text:p>
      <text:p text:style-name="P15"><text:span text:style-name="Название_20_книги"><text:span text:style-name="T4"/></text:span></text:p>
      <text:p text:style-name="P21">main.cpp :</text:p>
      <text:p text:style-name="P43">#include &lt;iostream&gt;</text:p>
      <text:p text:style-name="P43">#include &lt;fstream&gt;</text:p>
      <text:p text:style-name="P43">#include &lt;string&gt;</text:p>
      <text:p text:style-name="P43">using namespace std;</text:p>
      <text:p text:style-name="P43"/>
      <text:p text:style-name="P43">#include "headers.h" // объявления функций</text:p>
      <text:p text:style-name="P43"/>
      <text:p text:style-name="P43">int main()</text:p>
      <text:p text:style-name="P43">{</text:p>
      <text:p text:style-name="P43"><text:s text:c="4"/>setlocale(LC_ALL, "rus"); // подключение русского языка</text:p>
      <text:p text:style-name="P43"/>
      <text:p text:style-name="P43"><text:s text:c="4"/>char* line = new char [410]; // сказали, что так можно</text:p>
      <text:p text:style-name="P43"><text:s text:c="4"/>string name_of_file = "./input.txt"; // <text:s/>легко добавить считывание с терминала названия файла и отрезков текста, который нужно взять</text:p>
      <text:p text:style-name="P43"><text:s text:c="4"/></text:p>
      <text:p text:style-name="P43"><text:s text:c="4"/>reading_file(name_of_file, line); // передаем название файла и массив, куда скопировать строку</text:p>
      <text:p text:style-name="P43"/>
      <text:p text:style-name="P43"><text:s text:c="4"/>int count_of_chars = 0; </text:p>
      <text:p text:style-name="P43"><text:s text:c="4"/>for(int k = 0; (line[k] != '\0') ; k++) // подсчет количества значащих символов в массиве</text:p>
      <text:p text:style-name="P43"><text:s text:c="8"/>count_of_chars++; </text:p>
      <text:p text:style-name="P43"/>
      <text:p text:style-name="P43"><text:s text:c="4"/>if (text_with_brackets(0, count_of_chars-1, line, 0))</text:p>
      <text:p text:style-name="P43"><text:s text:c="8"/>cout &lt;&lt; "This input is Text in brackets!" &lt;&lt; endl;</text:p>
      <text:p text:style-name="P43"><text:s text:c="4"/>else</text:p>
      <text:p text:style-name="P43"><text:s text:c="8"/>cout &lt;&lt; "This input isn`t Text in brackets!" &lt;&lt; endl;</text:p>
      <text:p text:style-name="P43"><text:s text:c="4"/></text:p>
      <text:p text:style-name="P43"><text:s text:c="4"/>cout &lt;&lt; "End of program" &lt;&lt; endl;</text:p>
      <text:p text:style-name="P43"/>
      <text:p text:style-name="P43"><text:s text:c="4"/>return 0;</text:p>
      <text:p text:style-name="P43">}</text:p>
      <text:p text:style-name="P43"/>
      <text:p text:style-name="P22">FuncsForLab1.cpp :</text:p>
      <text:p text:style-name="P22"/>
      <text:p text:style-name="P24">#include &lt;iostream&gt;</text:p>
      <text:p text:style-name="P24">#include &lt;fstream&gt;</text:p>
      <text:p text:style-name="P24">using namespace std;</text:p>
      <text:p text:style-name="P24"/>
      <text:p text:style-name="P24">#include "headers.h"</text:p>
      <text:p text:style-name="P24"/>
      <text:p text:style-name="P24">int find_needed_bracket (int start, int end, char* list_for_find, char bracket, char symbol)</text:p>
      <text:p text:style-name="P24">{</text:p>
      <text:p text:style-name="P24"><text:s text:c="4"/>int j = 0;</text:p>
      <text:p text:style-name="P24"><text:s text:c="4"/>for (int k = start + 1; k &lt; end; k++) // идем от начала до указанного конца</text:p>
      <text:p text:style-name="P24"><text:s text:c="4"/>{</text:p>
      <text:p text:style-name="P24"><text:s text:c="12"/>// при встрече открывающих скобок добавляем 1, при закрывающих вычитаем</text:p>
      <text:p text:style-name="P24"><text:s text:c="8"/>if (list_for_find[k] == bracket)</text:p>
      <text:p text:style-name="P24"><text:s text:c="12"/>j += 1;</text:p>
      <text:p text:style-name="P24"><text:s text:c="8"/>else if (list_for_find[k] == symbol)</text:p>
      <text:p text:style-name="P24"><text:s text:c="12"/>j -= 1;</text:p>
      <text:p text:style-name="P24"><text:s text:c="8"/>if (j == -1)</text:p>
      <text:p text:style-name="P24"><text:s text:c="12"/>return k;</text:p>
      <text:p text:style-name="P24"><text:s text:c="4"/>}</text:p>
      <text:p text:style-name="P26"><text:soft-page-break/><text:tab/>return -1;</text:p>
      <text:p text:style-name="P24">}</text:p>
      <text:p text:style-name="P24"/>
      <text:p text:style-name="P24">int text_with_brackets(int l_st_number, int l_end_number, char* line, int depth)</text:p>
      <text:p text:style-name="P24">{</text:p>
      <text:p text:style-name="P24"><text:s text:c="4"/>for (int j = 0; j &lt; depth; j++)</text:p>
      <text:p text:style-name="P24"><text:s text:c="12"/>cout &lt;&lt; " <text:s text:c="3"/>";</text:p>
      <text:p text:style-name="P24"><text:s text:c="4"/>cout &lt;&lt; "Now in TwB function" &lt;&lt; endl;</text:p>
      <text:p text:style-name="P24"><text:s text:c="4"/>if (element(l_st_number, l_end_number, line, depth + 1)) // пихаем в "элемент" все, что есть</text:p>
      <text:p text:style-name="P24"><text:s text:c="4"/>{</text:p>
      <text:p text:style-name="P24"><text:s text:c="8"/>for (int j = 0; j &lt; depth; j++)</text:p>
      <text:p text:style-name="P24"><text:s text:c="12"/>cout &lt;&lt; " <text:s text:c="3"/>";</text:p>
      <text:p text:style-name="P24"><text:s text:c="8"/>cout &lt;&lt; "\"";</text:p>
      <text:p text:style-name="P24"><text:s text:c="8"/>for (int k = l_st_number; k &lt;= l_end_number; k++)</text:p>
      <text:p text:style-name="P24"><text:s text:c="12"/>cout &lt;&lt; line[k];</text:p>
      <text:p text:style-name="P24"><text:s text:c="8"/>cout &lt;&lt; "\"\n";</text:p>
      <text:p text:style-name="P24"/>
      <text:p text:style-name="P24"><text:s text:c="8"/>for (int j = 0; j &lt; depth; j++)</text:p>
      <text:p text:style-name="P24"><text:s text:c="12"/>cout &lt;&lt; " <text:s text:c="3"/>";</text:p>
      <text:p text:style-name="P24"><text:s text:c="8"/>cout &lt;&lt; "All in this elem - true =&gt; It is text with brackets" &lt;&lt; endl;</text:p>
      <text:p text:style-name="P24"><text:s text:c="8"/>return 1;</text:p>
      <text:p text:style-name="P24"><text:s text:c="4"/>}</text:p>
      <text:p text:style-name="P24"/>
      <text:p text:style-name="P24"><text:s text:c="4"/>else if(l_st_number == l_end_number) // если не "элемент" и длина == 1, то не текст</text:p>
      <text:p text:style-name="P24"><text:s text:c="4"/>{</text:p>
      <text:p text:style-name="P24"><text:s text:c="8"/>for (int j = 0; j &lt; depth; j++)</text:p>
      <text:p text:style-name="P24"><text:s text:c="12"/>cout &lt;&lt; " <text:s text:c="3"/>";</text:p>
      <text:p text:style-name="P24"><text:s text:c="8"/>cout &lt;&lt; "\"" &lt;&lt; line[l_st_number] &lt;&lt; "\"" &lt;&lt; endl;</text:p>
      <text:p text:style-name="P24"><text:s text:c="8"/>for (int j = 0; j &lt; depth; j++)</text:p>
      <text:p text:style-name="P24"><text:s text:c="12"/>cout &lt;&lt; " <text:s text:c="3"/>";</text:p>
      <text:p text:style-name="P24"><text:s text:c="8"/>cout &lt;&lt; "It is not element =&gt; It is not Text with brackets" &lt;&lt; endl;</text:p>
      <text:p text:style-name="P24"/>
      <text:p text:style-name="P24"><text:s text:c="8"/>return 0;</text:p>
      <text:p text:style-name="P24"><text:s text:c="4"/>}</text:p>
      <text:p text:style-name="P24"/>
      <text:p text:style-name="P24"><text:s text:c="4"/>// если начинаются скобки пытаемся отправить их в элемент</text:p>
      <text:p text:style-name="P24"><text:s text:c="4"/>else if ((line[l_st_number] == '(') || (line[l_st_number] == '[') || (line[l_st_number] == '{'))</text:p>
      <text:p text:style-name="P24"><text:s text:c="4"/>{</text:p>
      <text:p text:style-name="P24"><text:s text:c="8"/>char bracket = line[l_st_number], func_br = 'z';</text:p>
      <text:p text:style-name="P24"><text:s text:c="8"/>if (bracket == '(')</text:p>
      <text:p text:style-name="P24"><text:s text:c="12"/>func_br = ')';</text:p>
      <text:p text:style-name="P24"><text:s text:c="8"/>else if (bracket == '[')</text:p>
      <text:p text:style-name="P24"><text:s text:c="12"/>func_br = ']';</text:p>
      <text:p text:style-name="P24"><text:s text:c="8"/>else if (bracket == '{')</text:p>
      <text:p text:style-name="P24"><text:s text:c="12"/>func_br = '}';</text:p>
      <text:p text:style-name="P24"><text:s text:c="8"/>else </text:p>
      <text:p text:style-name="P24"><text:s text:c="12"/>cout &lt;&lt; "Strange things happen"&lt;&lt; endl;</text:p>
      <text:p text:style-name="P24"/>
      <text:p text:style-name="P24"><text:s text:c="8"/>// ищем нужные закрывающие скобки</text:p>
      <text:p text:style-name="P24"><text:s text:c="8"/>int new_end_number = find_needed_bracket(l_st_number, l_end_number, line, bracket, func_br);</text:p>
      <text:p text:style-name="P24"/>
      <text:p text:style-name="P24"><text:s text:c="8"/>if (new_end_number == -1) </text:p>
      <text:p text:style-name="P24"><text:s text:c="8"/>{</text:p>
      <text:p text:style-name="P24"><text:s text:c="12"/>for (int j = 0; j &lt; depth; j++)</text:p>
      <text:p text:style-name="P24"><text:s text:c="16"/>cout &lt;&lt; " <text:s text:c="3"/>";</text:p>
      <text:p text:style-name="P24"><text:s text:c="12"/>cout &lt;&lt; "\"";</text:p>
      <text:p text:style-name="P24"><text:s text:c="12"/>for (int k = l_st_number; k &lt;= l_end_number; k++)</text:p>
      <text:p text:style-name="P24"><text:s text:c="16"/>cout &lt;&lt; line[k];</text:p>
      <text:p text:style-name="P24"><text:s text:c="12"/>cout &lt;&lt; "\"\n";</text:p>
      <text:p text:style-name="P24"><text:soft-page-break/></text:p>
      <text:p text:style-name="P24"><text:s text:c="12"/>for (int j = 0; j &lt; depth; j++)</text:p>
      <text:p text:style-name="P24"><text:s text:c="16"/>cout &lt;&lt; " <text:s text:c="3"/>";</text:p>
      <text:p text:style-name="P24"><text:s text:c="12"/>cout &lt;&lt; "There are no needed ending brackets =&gt; It is not Text with brackets" &lt;&lt; endl;</text:p>
      <text:p text:style-name="P24"><text:s text:c="12"/>return 0; // проверка на отсутствие закрывающих скобок</text:p>
      <text:p text:style-name="P24"><text:s text:c="8"/>}</text:p>
      <text:p text:style-name="P24"><text:s text:c="8"/>else if (new_end_number - l_st_number == 1)</text:p>
      <text:p text:style-name="P24"><text:s text:c="8"/>{</text:p>
      <text:p text:style-name="P24"><text:s text:c="12"/>for (int j = 0; j &lt; depth; j++)</text:p>
      <text:p text:style-name="P24"><text:s text:c="16"/>cout &lt;&lt; " <text:s text:c="3"/>";</text:p>
      <text:p text:style-name="P24"><text:s text:c="12"/>cout &lt;&lt; "\"" &lt;&lt; line[l_st_number]&lt;&lt; line [new_end_number] &lt;&lt; "\"";</text:p>
      <text:p text:style-name="P24"/>
      <text:p text:style-name="P24"><text:s text:c="12"/>for (int j = 0; j &lt; depth; j++)</text:p>
      <text:p text:style-name="P24"><text:s text:c="16"/>cout &lt;&lt; " <text:s text:c="3"/>";</text:p>
      <text:p text:style-name="P24"><text:s text:c="12"/>cout &lt;&lt; "There are empty brackets =&gt; It is not Text with brackets" &lt;&lt; endl;</text:p>
      <text:p text:style-name="P24"><text:s text:c="12"/>return 0; // проверка на "("пусто")"</text:p>
      <text:p text:style-name="P24"><text:s text:c="8"/>};</text:p>
      <text:p text:style-name="P24"/>
      <text:p text:style-name="P24"><text:s text:c="8"/>if (element(l_st_number, new_end_number, line, depth + 1))</text:p>
      <text:p text:style-name="P24"><text:s text:c="8"/>{ // если внутри скобок "элемент", то можно проверять оставшийся ТсС</text:p>
      <text:p text:style-name="P24"><text:s text:c="12"/>if (new_end_number == l_end_number)</text:p>
      <text:p text:style-name="P24"><text:s text:c="12"/>{</text:p>
      <text:p text:style-name="P24"><text:s text:c="16"/>for (int j = 0; j &lt; depth; j++)</text:p>
      <text:p text:style-name="P24"><text:s text:c="20"/>cout &lt;&lt; " <text:s text:c="3"/>";</text:p>
      <text:p text:style-name="P24"><text:s text:c="16"/>cout &lt;&lt; "\"";</text:p>
      <text:p text:style-name="P24"><text:s text:c="16"/>for (int k = l_st_number; k &lt;= l_end_number; k++)</text:p>
      <text:p text:style-name="P24"><text:s text:c="20"/>cout &lt;&lt; line[k] &lt;&lt; endl;</text:p>
      <text:p text:style-name="P24"><text:s text:c="16"/>cout &lt;&lt; "\"\n";</text:p>
      <text:p text:style-name="P24"><text:s text:c="16"/></text:p>
      <text:p text:style-name="P24"><text:s text:c="16"/>for (int j = 0; j &lt; depth; j++)</text:p>
      <text:p text:style-name="P24"><text:s text:c="20"/>cout &lt;&lt; " <text:s text:c="3"/>";</text:p>
      <text:p text:style-name="P24"><text:s text:c="16"/>cout &lt;&lt; "There are no text with brackets after Element =&gt; It is Text with brackets" &lt;&lt; endl;</text:p>
      <text:p text:style-name="P24"><text:s text:c="16"/>return 1; // за ")" нет никакого ТсС</text:p>
      <text:p text:style-name="P24"><text:s text:c="12"/>}</text:p>
      <text:p text:style-name="P24"/>
      <text:p text:style-name="P24"><text:s text:c="12"/>else if (text_with_brackets(new_end_number + 1, l_end_number, line, depth + 1))</text:p>
      <text:p text:style-name="P24"><text:s text:c="12"/>{</text:p>
      <text:p text:style-name="P24"><text:s text:c="16"/>for (int j = 0; j &lt; depth; j++)</text:p>
      <text:p text:style-name="P24"><text:s text:c="20"/>cout &lt;&lt; " <text:s text:c="3"/>";</text:p>
      <text:p text:style-name="P24"><text:s text:c="16"/>cout &lt;&lt; "\"";</text:p>
      <text:p text:style-name="P24"><text:s text:c="16"/>for (int k = l_st_number; k &lt;= l_end_number; k++)</text:p>
      <text:p text:style-name="P24"><text:s text:c="20"/>cout &lt;&lt; line[k] &lt;&lt; endl;</text:p>
      <text:p text:style-name="P24"><text:s text:c="16"/>cout &lt;&lt; "\"\n";</text:p>
      <text:p text:style-name="P24"><text:s text:c="16"/></text:p>
      <text:p text:style-name="P24"><text:s text:c="16"/>for (int j = 0; j &lt; depth; j++)</text:p>
      <text:p text:style-name="P24"><text:s text:c="20"/>cout &lt;&lt; " <text:s text:c="3"/>";</text:p>
      <text:p text:style-name="P24"><text:s text:c="16"/>cout &lt;&lt; "There are true Text with brackets after Element =&gt; It is Text with brackets" &lt;&lt; endl;</text:p>
      <text:p text:style-name="P24"><text:s text:c="16"/>return 1;</text:p>
      <text:p text:style-name="P24"><text:s text:c="12"/>}</text:p>
      <text:p text:style-name="P24"><text:s text:c="8"/>}</text:p>
      <text:p text:style-name="P24"><text:s text:c="4"/>}</text:p>
      <text:p text:style-name="P24"/>
      <text:p text:style-name="P24"><text:s text:c="4"/>else // смотрим не элемент ли первый символ</text:p>
      <text:p text:style-name="P24"><text:s text:c="4"/>{</text:p>
      <text:p text:style-name="P24"><text:s text:c="8"/>if (element(l_st_number, l_st_number, line, depth + 1))</text:p>
      <text:p text:style-name="P24"><text:s text:c="8"/>{</text:p>
      <text:p text:style-name="P24"><text:s text:c="12"/>if(text_with_brackets(l_st_number + 1, l_end_number, line, depth + 1)) // пихаем в TcC все кроме первого символа</text:p>
      <text:p text:style-name="P24"><text:soft-page-break/><text:s text:c="12"/>{</text:p>
      <text:p text:style-name="P24"><text:s text:c="16"/>for (int j = 0; j &lt; depth; j++)</text:p>
      <text:p text:style-name="P24"><text:s text:c="20"/>cout &lt;&lt; " <text:s text:c="3"/>";</text:p>
      <text:p text:style-name="P24"><text:s text:c="16"/>cout &lt;&lt; "\"" &lt;&lt; line[l_st_number] &lt;&lt; "\"" &lt;&lt; " - true element and " &lt;&lt; endl;</text:p>
      <text:p text:style-name="P24"><text:s text:c="16"/>for (int j = 0; j &lt; depth; j++)</text:p>
      <text:p text:style-name="P24"><text:s text:c="20"/>cout &lt;&lt; " <text:s text:c="3"/>";</text:p>
      <text:p text:style-name="P24"><text:s text:c="16"/>cout &lt;&lt; "\"";</text:p>
      <text:p text:style-name="P24"><text:s text:c="16"/>for (int k = l_st_number; k &lt;= l_end_number; k++)</text:p>
      <text:p text:style-name="P24"><text:s text:c="20"/>cout &lt;&lt; line[k];</text:p>
      <text:p text:style-name="P24"><text:s text:c="16"/>cout &lt;&lt; "\"";</text:p>
      <text:p text:style-name="P24"><text:s text:c="16"/>cout &lt;&lt; " - true Text with brackets =&gt; It is Text with brackets" &lt;&lt; endl;</text:p>
      <text:p text:style-name="P24"><text:s text:c="16"/>return 1;</text:p>
      <text:p text:style-name="P24"><text:s text:c="12"/>}</text:p>
      <text:p text:style-name="P24"><text:s text:c="8"/>}</text:p>
      <text:p text:style-name="P24"><text:s text:c="8"/>else</text:p>
      <text:p text:style-name="P24"><text:s text:c="12"/>return 0;</text:p>
      <text:p text:style-name="P24"><text:s text:c="4"/>};</text:p>
      <text:p text:style-name="P24">}</text:p>
      <text:p text:style-name="P24"/>
      <text:p text:style-name="P24">int element(int l_start_number, int l_end_number, char* line, int depth)</text:p>
      <text:p text:style-name="P24">{</text:p>
      <text:p text:style-name="P24"><text:s text:c="4"/>for (int j = 0; j &lt; depth; j++)</text:p>
      <text:p text:style-name="P24"><text:s text:c="12"/>cout &lt;&lt; " <text:s text:c="3"/>";</text:p>
      <text:p text:style-name="P24"><text:s text:c="4"/>cout &lt;&lt; "Now in Element function" &lt;&lt; endl;</text:p>
      <text:p text:style-name="P24"><text:s text:c="4"/>if (l_start_number == l_end_number) // если 1 символ</text:p>
      <text:p text:style-name="P24"><text:s text:c="4"/>{</text:p>
      <text:p text:style-name="P24"><text:s text:c="8"/>if ((line[l_start_number] == 'A') || (line[l_start_number] == 'B'))</text:p>
      <text:p text:style-name="P24"><text:s text:c="8"/>{</text:p>
      <text:p text:style-name="P24"><text:s text:c="12"/>for (int j = 0; j &lt; depth; j++)</text:p>
      <text:p text:style-name="P24"><text:s text:c="16"/>cout &lt;&lt; " <text:s text:c="3"/>";</text:p>
      <text:p text:style-name="P24"><text:s text:c="12"/>cout &lt;&lt; "\"" &lt;&lt; line[l_start_number] &lt;&lt; "\"" &lt;&lt; endl;</text:p>
      <text:p text:style-name="P24"><text:s text:c="12"/>for (int j = 0; j &lt; depth; j++)</text:p>
      <text:p text:style-name="P24"><text:s text:c="16"/>cout &lt;&lt; " <text:s text:c="3"/>";</text:p>
      <text:p text:style-name="P24"><text:s text:c="12"/>cout &lt;&lt; "It is Element" &lt;&lt; endl;</text:p>
      <text:p text:style-name="P24"><text:s text:c="12"/>return 1;</text:p>
      <text:p text:style-name="P24"><text:s text:c="8"/>}</text:p>
      <text:p text:style-name="P24"><text:s text:c="8"/>else</text:p>
      <text:p text:style-name="P24"><text:s text:c="8"/>{</text:p>
      <text:p text:style-name="P24"><text:s text:c="12"/>for (int j = 0; j &lt; depth; j++)</text:p>
      <text:p text:style-name="P24"><text:s text:c="16"/>cout &lt;&lt; " <text:s text:c="3"/>";</text:p>
      <text:p text:style-name="P24"><text:s text:c="12"/>cout &lt;&lt; "It is not Element" &lt;&lt; endl;</text:p>
      <text:p text:style-name="P24"><text:s text:c="12"/>return 0;</text:p>
      <text:p text:style-name="P24"><text:s text:c="8"/>}</text:p>
      <text:p text:style-name="P24"><text:s text:c="4"/>}</text:p>
      <text:p text:style-name="P24"/>
      <text:p text:style-name="P24"><text:s text:c="4"/>// если по краям стоят скобки</text:p>
      <text:p text:style-name="P24"><text:s text:c="4"/>else if( ((line[l_start_number]=='(') &amp;&amp; (line[l_end_number]==')')) || ((line[l_start_number]=='{') &amp;&amp; (line[l_end_number]=='}')) || ((line[l_start_number]=='[') &amp;&amp; (line[l_end_number]==']')) )</text:p>
      <text:p text:style-name="P24"><text:s text:c="8"/>{</text:p>
      <text:p text:style-name="P24"><text:s text:c="12"/>if (l_end_number - l_start_number == 1) // если скобки пусты</text:p>
      <text:p text:style-name="P24"><text:s text:c="12"/>{</text:p>
      <text:p text:style-name="P24"><text:s text:c="16"/>for (int j = 0; j &lt; depth; j++)</text:p>
      <text:p text:style-name="P24"><text:s text:c="20"/>cout &lt;&lt; " <text:s text:c="3"/>";</text:p>
      <text:p text:style-name="P24"><text:s text:c="16"/>cout &lt;&lt; "\"" &lt;&lt; line[l_start_number] &lt;&lt; line[l_end_number] &lt;&lt; "\"" &lt;&lt; endl;</text:p>
      <text:p text:style-name="P24"/>
      <text:p text:style-name="P24"><text:s text:c="16"/>for (int j = 0; j &lt; depth; j++)</text:p>
      <text:p text:style-name="P24"><text:s text:c="20"/>cout &lt;&lt; " <text:s text:c="3"/>";</text:p>
      <text:p text:style-name="P24"><text:s text:c="16"/>cout &lt;&lt; "It is not Element" &lt;&lt; endl;</text:p>
      <text:p text:style-name="P24"><text:s text:c="16"/>return 0;</text:p>
      <text:p text:style-name="P24"><text:soft-page-break/><text:s text:c="12"/>}</text:p>
      <text:p text:style-name="P24"><text:s text:c="12"/>else if (text_with_brackets(l_start_number + 1, l_end_number - 1, line, depth + 1)) //убираем скобки</text:p>
      <text:p text:style-name="P24"><text:s text:c="12"/>{</text:p>
      <text:p text:style-name="P24"><text:s text:c="16"/>for (int j = 0; j &lt; depth; j++)</text:p>
      <text:p text:style-name="P24"><text:s text:c="20"/>cout &lt;&lt; " <text:s text:c="3"/>";</text:p>
      <text:p text:style-name="P24"><text:s text:c="16"/>cout &lt;&lt; "\"";</text:p>
      <text:p text:style-name="P24"><text:s text:c="16"/>for (int k = l_start_number; k &lt;= l_end_number; k++)</text:p>
      <text:p text:style-name="P24"><text:s text:c="20"/>cout &lt;&lt; line[k];</text:p>
      <text:p text:style-name="P24"><text:s text:c="16"/>cout &lt;&lt; "\"" &lt;&lt; endl;</text:p>
      <text:p text:style-name="P24"/>
      <text:p text:style-name="P24"><text:s text:c="16"/>for (int j = 0; j &lt; depth; j++)</text:p>
      <text:p text:style-name="P24"><text:s text:c="20"/>cout &lt;&lt; " <text:s text:c="3"/>";</text:p>
      <text:p text:style-name="P24"><text:s text:c="16"/>cout &lt;&lt; "It is Element" &lt;&lt; endl;</text:p>
      <text:p text:style-name="P24"><text:s text:c="16"/>return 1;</text:p>
      <text:p text:style-name="P24"><text:s text:c="12"/>}</text:p>
      <text:p text:style-name="P24"><text:s text:c="8"/>}</text:p>
      <text:p text:style-name="P24"/>
      <text:p text:style-name="P24"><text:s text:c="4"/>// если слишком много символов <text:s text:c="3"/></text:p>
      <text:p text:style-name="P24"><text:s text:c="4"/>else </text:p>
      <text:p text:style-name="P24"><text:s text:c="4"/>{</text:p>
      <text:p text:style-name="P24"><text:s text:c="8"/>for (int j = 0; j &lt; depth; j++)</text:p>
      <text:p text:style-name="P24"><text:s text:c="12"/>cout &lt;&lt; " <text:s text:c="3"/>";</text:p>
      <text:p text:style-name="P24"><text:s text:c="8"/>cout &lt;&lt; "\"";</text:p>
      <text:p text:style-name="P24"><text:s text:c="12"/>for (int k = l_start_number; k &lt;= l_end_number; k++)</text:p>
      <text:p text:style-name="P24"><text:s text:c="16"/>cout &lt;&lt; line[k];</text:p>
      <text:p text:style-name="P24"><text:s text:c="8"/>cout &lt;&lt; "\"" &lt;&lt; endl;</text:p>
      <text:p text:style-name="P24"/>
      <text:p text:style-name="P24"><text:s text:c="8"/>for (int j = 0; j &lt; depth; j++)</text:p>
      <text:p text:style-name="P24"><text:s text:c="12"/>cout &lt;&lt; " <text:s text:c="3"/>";</text:p>
      <text:p text:style-name="P24"><text:s text:c="8"/>cout &lt;&lt; "It is not Element" &lt;&lt; endl;</text:p>
      <text:p text:style-name="P24"><text:s text:c="8"/>return 0;</text:p>
      <text:p text:style-name="P24"><text:s text:c="4"/>}</text:p>
      <text:p text:style-name="P24"><text:s text:c="4"/>return 0;</text:p>
      <text:p text:style-name="P24">}</text:p>
      <text:p text:style-name="P24"/>
      <text:p text:style-name="P24">int reading_file(string FileName, char* Array)</text:p>
      <text:p text:style-name="P24">{</text:p>
      <text:p text:style-name="P24"><text:s text:c="4"/>ifstream file(FileName); // окрываем файл для чтения (для записи ofstream)</text:p>
      <text:p text:style-name="P24"/>
      <text:p text:style-name="P24"><text:s text:c="4"/>if (file.is_open())</text:p>
      <text:p text:style-name="P24"><text:s text:c="4"/>{</text:p>
      <text:p text:style-name="P24"><text:s text:c="8"/>file.getline(Array,400,' ');</text:p>
      <text:p text:style-name="P24"><text:s text:c="8"/>cout &lt;&lt; "Input text is: \n" &lt;&lt; Array &lt;&lt; endl;</text:p>
      <text:p text:style-name="P24"><text:s text:c="4"/>}</text:p>
      <text:p text:style-name="P24"><text:s text:c="4"/>else</text:p>
      <text:p text:style-name="P24"><text:s text:c="4"/>{</text:p>
      <text:p text:style-name="P24"><text:s text:c="8"/>cout &lt;&lt; "проблема с открытием файла" &lt;&lt; endl;</text:p>
      <text:p text:style-name="P24"><text:s text:c="8"/>return 1;</text:p>
      <text:p text:style-name="P24"><text:s text:c="4"/>}</text:p>
      <text:p text:style-name="P24"><text:s text:c="4"/>file.close(); <text:s text:c="4"/>// закрываем файл</text:p>
      <text:p text:style-name="P24"><text:s text:c="4"/>return 0;</text:p>
      <text:p text:style-name="P24"/>
      <text:p text:style-name="P24">}</text:p>
      <text:p text:style-name="P24"/>
      <text:p text:style-name="P23">headers.h : </text:p>
      <text:p text:style-name="P25">#ifndef HEADERS_H // во избежание дублирования кода</text:p>
      <text:p text:style-name="P25">#define HEADERS_H</text:p>
      <text:p text:style-name="P25"/>
      <text:p text:style-name="P25">int find_needed_bracket (int start, int end, char* list_for_find, char bracket, char symbol);</text:p>
      <text:p text:style-name="P25"/>
      <text:p text:style-name="P25"><text:soft-page-break/>int element(int l_st_number, int l_end_number, char* line, int depth); <text:s text:c="6"/></text:p>
      <text:p text:style-name="P25"/>
      <text:p text:style-name="P25">int text_with_brackets(int l_st_number, int l_end_number, char* line, int depth);</text:p>
      <text:p text:style-name="P25"/>
      <text:p text:style-name="P25">int reading_file(string FileName, char* Array);</text:p>
      <text:p text:style-name="P25"/>
      <text:p text:style-name="P25">#endi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2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15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dc:subject/>
    <meta:keyword/>
    <meta:initial-creator>SAP</meta:initial-creator>
    <meta:creation-date>2015-11-10T19:52:00</meta:creation-date>
    <dc:date>2020-10-10T21:07:11.414479595</dc:date>
    <meta:print-date>2015-07-17T12:06:00</meta:print-date>
    <meta:editing-cycles>21</meta:editing-cycles>
    <meta:editing-duration>PT2H4M24S</meta:editing-duration>
    <meta:generator>LibreOffice/6.0.7.3$Linux_X86_64 LibreOffice_project/00m0$Build-3</meta:generator>
    <meta:document-statistic meta:table-count="4" meta:image-count="0" meta:object-count="0" meta:page-count="15" meta:paragraph-count="501" meta:word-count="2742" meta:character-count="19775" meta:non-whitespace-character-count="13556"/>
  </office:meta>
</office:document-meta>
</file>